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8A00000190329E03ECB782D4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cfe2f3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d9d2e9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97a7" draw:fill-image-name="msFill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c27ba0" draw:fill-image-name="msFillBitmap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fff00" draw:fill-image-name="msFillBitmap_20_1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000000" draw:fill-image-name="msFillBitmap_20_1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f3f3f3" draw:fill-image-name="msFillBitmap_20_1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solid" draw:fill-color="#274e13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1.667cm"/>
    </style:style>
    <style:style style:name="ro3" style:family="table-row">
      <style:table-row-properties style:row-height="0.506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1.5pt solid #00ff00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74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4" style:family="text">
      <style:text-properties fo:font-variant="normal" fo:text-transform="none" fo:color="#ffff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ffd966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5" style:family="text">
      <style:text-properties fo:font-variant="normal" fo:text-transform="none" fo:color="#ff00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ffe59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3c78d8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21" style:family="text">
      <style:text-properties fo:font-variant="normal" fo:text-transform="none" fo:color="#0d0362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" style:family="text">
      <style:text-properties fo:font-variant="normal" fo:text-transform="none" fo:color="#6d9eeb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fo:font-family="Arial" style:font-family-generic="swiss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ópicos" draw:style-name="dp3" draw:master-page-name="TITLE_5f_AND_5f_BODY" presentation:presentation-page-layout-name="AL2T1">
        <draw:frame draw:name="Shape 58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Tópicos</text:span></text:p>
          </draw:text-box>
        </draw:frame>
        <draw:frame draw:name="Shape 59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4"><text:span text:style-name="T2">Critérios de Avaliação da Linguagem</text:span></text:p>
              </text:list-item>
              <text:list-item>
                <text:p text:style-name="P4"><text:span text:style-name="T2">Rust VS C++</text:span></text:p>
              </text:list-item>
              <text:list-item>
                <text:p text:style-name="P4"><text:span text:style-name="T2">Perspectivas do Projeto </text:span></text:p>
              </text:list-item>
              <text:list-item>
                <text:p text:style-name="P4"><text:span text:style-name="T2">Conclusão parcial </text:span></text:p>
              </text:list-item>
            </text:list>
            <text:p text:style-name="P5"><text:span text:style-name="T2"/></text:p>
          </draw:text-box>
        </draw:frame>
        <draw:custom-shape draw:name="Shape 60" draw:style-name="gr2" draw:text-style-name="P7" draw:layer="layout" svg:width="0.277cm" svg:height="0.138cm" svg:x="2.219cm" svg:y="11.7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" draw:style-name="gr1" draw:layer="layout" svg:width="16.932cm" svg:height="9.524cm" svg:x="1.059cm" svg:y="1.905cm" draw:page-number="2" presentation:class="page"/>
          <draw:frame draw:name="Shape 56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térios de Avaliação da Linguagem" draw:style-name="dp4" draw:master-page-name="TITLE_5f_AND_5f_BODY" presentation:presentation-page-layout-name="AL2T1">
        <draw:frame draw:name="Shape 65" presentation:style-name="pr2" draw:text-style-name="P3" draw:layer="layout" svg:width="23.667cm" svg:height="1.59cm" svg:x="0.866cm" svg:y="1.236cm" presentation:class="title" presentation:user-transformed="true">
          <draw:text-box>
            <text:list text:style-name="L4">
              <text:list-item>
                <text:p text:style-name="P4"><text:span text:style-name="T1">Critérios de Avaliação da Linguagem</text:span></text:p>
              </text:list-item>
            </text:list>
          </draw:text-box>
        </draw:frame>
        <draw:frame draw:name="Shape 66" presentation:style-name="pr3" draw:text-style-name="P6" draw:layer="layout" svg:width="23.667cm" svg:height="9.489cm" svg:x="0.866cm" svg:y="3.132cm" presentation:class="outline" presentation:user-transformed="true">
          <draw:text-box>
            <text:list text:style-name="L5">
              <text:list-item>
                <text:p text:style-name="P4"><text:span text:style-name="T2">Legibilidade</text:span></text:p>
              </text:list-item>
              <text:list-item>
                <text:p text:style-name="P4"><text:span text:style-name="T2">Capacidade de Escrita </text:span></text:p>
              </text:list-item>
              <text:list-item>
                <text:p text:style-name="P4"><text:span text:style-name="T2">Confiabilidade</text:span></text:p>
              </text:list-item>
              <text:list-item>
                <text:p text:style-name="P4"><text:span text:style-name="T2">Custo</text:span></text:p>
              </text:list-item>
            </text:list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3" presentation:class="page"/>
          <draw:frame draw:name="Shape 63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Legibilidade&#9;" draw:style-name="dp5" draw:master-page-name="TITLE_5f_AND_5f_BODY" presentation:presentation-page-layout-name="AL2T1">
        <draw:frame draw:name="Shape 71" presentation:style-name="pr2" draw:text-style-name="P3" draw:layer="layout" svg:width="23.667cm" svg:height="1.59cm" svg:x="0.866cm" svg:y="0.767cm" presentation:class="title" presentation:user-transformed="true">
          <draw:text-box>
            <text:p text:style-name="P8"><text:span text:style-name="T3"><text:s/></text:span><text:span text:style-name="T3">Legibilidade</text:span><text:span text:style-name="T3"><text:tab/></text:span></text:p>
          </draw:text-box>
        </draw:frame>
        <draw:frame draw:name="Shape 72" presentation:style-name="pr3" draw:text-style-name="P6" draw:layer="layout" svg:width="23.667cm" svg:height="10.332cm" svg:x="0.866cm" svg:y="2.827cm" presentation:class="outline" presentation:user-transformed="true">
          <draw:text-box>
            <text:list text:style-name="L6">
              <text:list-item>
                <text:p text:style-name="P4"><text:span text:style-name="T4">Existem inúmeros primitivos (baixa simplicidade)</text:span></text:p>
              </text:list-item>
              <text:list-item>
                <text:p text:style-name="P4"><text:span text:style-name="T4">Ortogonalidade: média [?]</text:span></text:p>
              </text:list-item>
              <text:list-item>
                <text:p text:style-name="P4"><text:span text:style-name="T4">Diversas instruções de controle (if, while, loop,...)</text:span></text:p>
              </text:list-item>
              <text:list-item>
                <text:p text:style-name="P4"><text:span text:style-name="T4">Suporte a structs (C++ class-like) e enum (C union-like)</text:span></text:p>
              </text:list-item>
              <text:list-item>
                <text:p text:style-name="P4"><text:span text:style-name="T4">Classes sem construtores-padrao , apenas por <text:s/>especificacao direta</text:span></text:p>
              </text:list-item>
              <text:list-item>
                <text:p text:style-name="P4"><text:span text:style-name="T4">Nada de conversao implicita de tipos</text:span></text:p>
              </text:list-item>
              <text:list-item>
                <text:p text:style-name="P4"><text:span text:style-name="T5">[ !!! ] palavras reservadas podem ser usadas como nome de var</text:span></text:p>
              </text:list-item>
              <text:list-item>
                <text:p text:style-name="P4"><text:span text:style-name="T4">Alguns identificadores pequenos d+, outros não</text:span></text:p>
              </text:list-item>
              <text:list-item>
                <text:p text:style-name="P4"><text:span text:style-name="T4">Comandos em geral mnemônicos 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4" presentation:class="page"/>
          <draw:frame draw:name="Shape 69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abilidade" draw:style-name="dp6" draw:master-page-name="TITLE_5f_AND_5f_BODY" presentation:presentation-page-layout-name="AL2T1">
        <draw:frame draw:name="Shape 77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8"><text:span text:style-name="T3">Confiabilidade</text:span></text:p>
          </draw:text-box>
        </draw:frame>
        <draw:frame draw:name="Shape 78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4"><text:span text:style-name="T6">("ownership" , "borrowing") =&gt; <text:s/>permitem praticamente anular problemas de aliasing, tudo isso ainda </text:span><text:span text:style-name="T7">em tempo de compilação</text:span><text:span text:style-name="T6"> (evitando erros comuns de C e C++, como segmentation fault).</text:span></text:p>
              </text:list-item>
              <text:list-item>
                <text:p text:style-name="P4"><text:span text:style-name="T8">C++ tem exceção</text:span><text:span text:style-name="T6">, Rust tem </text:span><text:span text:style-name="T7">algo do tipo </text:span><text:span text:style-name="T9">(panic!, Result&lt;T, E&gt; )</text:span></text:p>
              </text:list-item>
              <text:list-item>
                <text:p text:style-name="P4"><text:span text:style-name="T6">ambos( tipagem (estática) ); </text:span><text:span text:style-name="T8">C++ sem verificação de tipo</text:span></text:p>
              </text:list-item>
              <text:list-item>
                <text:p text:style-name="P4"><text:span text:style-name="T10">rustc</text:span><text:span text:style-name="T6"> <text:s/>evita problemas de Data Races, apontando quando um determinado tipo não é seguro e trata como erro </text:span><text:span text:style-name="T11">(explicar melhor)</text:span></text:p>
              </text:list-item>
              <text:list-item>
                <text:p text:style-name="P4"><text:span text:style-name="T8">C++ tem aliasing</text:span><text:span text:style-name="T6">; Rust tambem, </text:span><text:span text:style-name="T12">com restrições</text:span></text:p>
              </text:list-item>
            </text:list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5" presentation:class="page"/>
          <draw:frame draw:name="Shape 75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cidade de Escrita" draw:style-name="dp7" draw:master-page-name="TITLE_5f_AND_5f_BODY" presentation:presentation-page-layout-name="AL2T1">
        <draw:frame draw:name="Shape 83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8"><text:span text:style-name="T13">Capacidade de Escrita</text:span></text:p>
          </draw:text-box>
        </draw:frame>
        <draw:frame draw:name="Shape 84" presentation:style-name="pr3" draw:text-style-name="P6" draw:layer="layout" svg:width="23.667cm" svg:height="10.306cm" svg:x="0.866cm" svg:y="3.201cm" presentation:class="outline" presentation:user-transformed="true">
          <draw:text-box>
            <text:list text:style-name="L8">
              <text:list-item>
                <text:p text:style-name="P4"><text:span text:style-name="T14">Boa =&gt; Menor cometimento de erros</text:span></text:p>
              </text:list-item>
              <text:list-item>
                <text:p text:style-name="P4"><text:span text:style-name="T14">Ambas não simples; C++ não ortogonal, - que Rust</text:span></text:p>
              </text:list-item>
              <text:list-item>
                <text:p text:style-name="P4"><text:span text:style-name="T14">ambos(alta_expressividade); Rust alguns op. mais poderosos, + ‘loops’</text:span></text:p>
              </text:list-item>
              <text:list-item>
                <text:p text:style-name="P4"><text:span text:style-name="T14">Ambas as linguagens tem alto suporte para </text:span><text:span text:style-name="T14"><text:line-break/></text:span><text:span text:style-name="T14">abstrações(dados ,subprogramas) , possibilitando o encapsulamento.</text:span></text:p>
              </text:list-item>
              <text:list-item>
                <text:p text:style-name="P4"><text:span text:style-name="T14">Além disso, rust possui operadores poderosos como os que podem ser vistos em python, porém sem as perdas de desempenho, fazendo com que o programa em Rust possa ser mais sucinto.</text:span></text:p>
              </text:list-item>
            </text:list>
            <text:p text:style-name="P5"><text:span text:style-name="T14"/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6" presentation:class="page"/>
          <draw:frame draw:name="Shape 81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" draw:style-name="dp8" draw:master-page-name="TITLE_5f_AND_5f_BODY" presentation:presentation-page-layout-name="AL2T1">
        <draw:frame draw:name="Shape 89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8"><text:span text:style-name="T15">Custo</text:span></text:p>
          </draw:text-box>
        </draw:frame>
        <draw:frame draw:name="Shape 90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4"><text:span text:style-name="T16">Devido às "0 cost abstractions", quase sem RT e </text:span><text:span text:style-name="T17">eficiência do compilador</text:span><text:span text:style-name="T16">, rust é uma linguagem de baixo custo de manutenção, execução, escrita e treinamento .</text:span></text:p>
              </text:list-item>
              <text:list-item>
                <text:p text:style-name="P4"><text:span text:style-name="T16">Um programa em C com várias linhas muitas vezes pode ser escrito em Rust com apenas uma linha, devido às "0 cost abstractions", possibilitando um alto poder de escrita, e, junto com a boa legibilidade da linguagem, reduzindo também o custo de manutenção.</text:span></text:p>
              </text:list-item>
              <text:list-item>
                <text:p text:style-name="P4"><text:span text:style-name="T16">embora seja comum os programadores demorarem um pouco a se acostumar com os conceitos de "ownership" e "borrowing", o alto nivel das abstrações que a linguagem permite torna-a de mais fácil aprendizado do que C</text:span></text:p>
              </text:list-item>
            </text:list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7" presentation:class="page"/>
          <draw:frame draw:name="Shape 87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ção Rust" draw:style-name="dp9" draw:master-page-name="TITLE_5f_AND_5f_BODY" presentation:presentation-page-layout-name="AL2T1">
        <draw:frame draw:name="Shape 95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8"><text:span text:style-name="T1">Documentação Rust</text:span></text:p>
          </draw:text-box>
        </draw:frame>
        <draw:frame draw:name="Shape 96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4"><text:span text:style-name="T18">Rust apresenta uma documentação bem completa e isso facilita o aprendizado da linguagem.</text:span></text:p>
              </text:list-item>
              <text:list-item>
                <text:p text:style-name="P4"><text:span text:style-name="T18">O uso de exemplos e contextualização ajudam a elucidar as principais características da linguagem, fazendo o usuário assimilar sua sintaxe e peculiaridades de forma mais amigável.</text:span></text:p>
              </text:list-item>
              <text:list-item>
                <text:p text:style-name="P4"><text:span text:style-name="T18">No endereço </text:span><text:span text:style-name="T19"><text:a xlink:href="https://doc.rust-lang.org" xlink:type="simple">https://doc.rust-lang.org</text:a></text:span><text:span text:style-name="T18"> é possível encontrar a documentação oficial da linguagem e seu ambiente é bem organizado e de fácil navegação. </text:span></text:p>
              </text:list-item>
              <text:list-item>
                <text:p text:style-name="P4"><text:span text:style-name="T18">Essa centralização de informações ajuda no aprendizado da linguagem e dá um bom apoio a quem pretende se especializar.</text:span></text:p>
              </text:list-item>
              <text:list-item>
                <text:p text:style-name="P4"><text:span text:style-name="T18">[EXTRA] A comunidade em torno da linguagem é muito receptiva</text:span></text:p>
              </text:list-item>
              <text:list-item>
                <text:p text:style-name="P4"><text:span text:style-name="T18">[EXTRA] É possível, por meio do link “Rust ny example” testar seu código Rust online, excelente para experimentação e sedimentação dos conceitos..</text:span></text:p>
              </text:list-item>
            </text:list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8" presentation:class="page"/>
          <draw:frame draw:name="Shape 93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 - Conclusão Parcial" draw:style-name="dp10" draw:master-page-name="TITLE_5f_AND_5f_BODY" presentation:presentation-page-layout-name="AL2T1">
        <draw:frame draw:name="Shape 101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3 - Conclusão Parcial</text:span></text:p>
          </draw:text-box>
        </draw:frame>
        <draw:frame draw:name="Shape 102" presentation:style-name="pr3" draw:text-style-name="P6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98" draw:style-name="gr1" draw:layer="layout" svg:width="16.932cm" svg:height="9.524cm" svg:x="1.059cm" svg:y="1.905cm" draw:page-number="9" presentation:class="page"/>
          <draw:frame draw:name="Shape 99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- Perspectiva do Projeto" draw:style-name="dp10" draw:master-page-name="TITLE_5f_AND_5f_BODY" presentation:presentation-page-layout-name="AL2T1">
        <draw:frame draw:name="Shape 107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2 - Perspectiva do Projeto</text:span></text:p>
          </draw:text-box>
        </draw:frame>
        <draw:frame draw:name="Shape 108" presentation:style-name="pr3" draw:text-style-name="P6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04" draw:style-name="gr1" draw:layer="layout" svg:width="16.932cm" svg:height="9.524cm" svg:x="1.059cm" svg:y="1.905cm" draw:page-number="10" presentation:class="page"/>
          <draw:frame draw:name="Shape 105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- Rust vs C++" draw:style-name="dp11" draw:master-page-name="TITLE_5f_AND_5f_BODY" presentation:presentation-page-layout-name="AL2T1">
        <draw:frame draw:name="Shape 113" presentation:style-name="pr2" draw:text-style-name="P3" draw:layer="layout" svg:width="23.667cm" svg:height="1.59cm" svg:x="0.866cm" svg:y="1.236cm" presentation:class="title" presentation:user-transformed="true">
          <draw:text-box>
            <text:p text:style-name="P8"><text:span text:style-name="T1">2 - </text:span><text:span text:style-name="T20">Rust</text:span><text:span text:style-name="T1"> </text:span><text:span text:style-name="T21">vs</text:span><text:span text:style-name="T1"> </text:span><text:span text:style-name="T3">C++</text:span></text:p>
          </draw:text-box>
        </draw:frame>
        <draw:frame draw:name="Shape 114" draw:style-name="standard" draw:layer="layout" svg:width="20.107cm" svg:height="6.52cm" svg:x="2.646cm" svg:y="3.969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22">OO(support, not focus)</text:span></text:p>
              </table:table-cell>
              <table:table-cell>
                <text:p text:style-name="P8"><text:span text:style-name="T23">OO(foco)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22">Zero-cost abstractions</text:span></text:p>
              </table:table-cell>
              <table:table-cell>
                <text:p text:style-name="P8"><text:span text:style-name="T23">Zero-cost abstraction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22">ownership</text:span></text:p>
              </table:table-cell>
              <table:table-cell>
                <text:p text:style-name="P8"><text:span text:style-name="T23">move semantic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22">type-inference</text:span></text:p>
              </table:table-cell>
              <table:table-cell>
                <text:p text:style-name="P8"><text:span text:style-name="T23">no type-inference to initialize variables</text:span></text:p>
                <text:p text:style-name="P8"><text:span text:style-name="T23">(changed with ‘auto’, after C++11)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22">memory safety (and without GC)</text:span></text:p>
              </table:table-cell>
              <table:table-cell>
                <text:p text:style-name="P8"><text:span text:style-name="T23">std::move (without guarantees)</text:span>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10" draw:style-name="gr1" draw:layer="layout" svg:width="16.932cm" svg:height="9.524cm" svg:x="1.059cm" svg:y="1.905cm" draw:page-number="11" presentation:class="page"/>
          <draw:frame draw:name="Shape 111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28A00000190329E03ECB782D4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5.1.0.3$Linux_X86_64 LibreOffice_project/</meta:generator>
  </office:meta>
</office:document-meta>
</file>